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master-page-name="">
      <style:table-properties style:width="19.001cm" style:page-number="auto" fo:break-before="auto" fo:break-after="auto" table:align="margins" style:shadow="none" fo:keep-with-next="auto" style:may-break-between-rows="false" table:border-model="collapsing"/>
    </style:style>
    <style:style style:name="Tabella1.A" style:family="table-column">
      <style:table-column-properties style:column-width="3.159cm" style:rel-column-width="10896*"/>
    </style:style>
    <style:style style:name="Tabella1.B" style:family="table-column">
      <style:table-column-properties style:column-width="3.166cm" style:rel-column-width="10920*"/>
    </style:style>
    <style:style style:name="Tabella1.D" style:family="table-column">
      <style:table-column-properties style:column-width="3.17cm" style:rel-column-width="10932*"/>
    </style:style>
    <style:style style:name="Tabella1.F" style:family="table-column">
      <style:table-column-properties style:column-width="3.17cm" style:rel-column-width="10935*"/>
    </style:style>
    <style:style style:name="Tabella1.1" style:family="table-row">
      <style:table-row-properties fo:keep-together="auto"/>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C1" style:family="table-cell">
      <style:table-cell-properties fo:background-color="transparent" fo:padding="0cm" fo:border="0.05pt solid #cccccc" style:writing-mode="page">
        <style:background-image/>
      </style:table-cell-properties>
    </style:style>
    <style:style style:name="Tabella1.2" style:family="table-row">
      <style:table-row-properties fo:background-color="#eeeeee" fo:keep-together="auto">
        <style:background-image/>
      </style:table-row-properties>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B4" style:family="table-cell" style:data-style-name="N0">
      <style:table-cell-properties fo:background-color="#eeeeee" fo:padding="0cm" fo:border-left="0.05pt solid #cccccc" fo:border-right="none" fo:border-top="none" fo:border-bottom="0.05pt solid #cccccc" style:writing-mode="page">
        <style:background-image/>
      </style:table-cell-properties>
    </style:style>
    <style:style style:name="Tabella1.E4" style:family="table-cell" style:data-style-name="N0">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C5" style:family="table-cell" style:data-style-name="N0">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D5" style:family="table-cell" style:data-style-name="N0">
      <style:table-cell-properties fo:background-color="transparent" fo:padding="0cm" fo:border-left="0.05pt solid #cccccc" fo:border-right="none" fo:border-top="none" fo:border-bottom="0.05pt solid #cccccc" style:writing-mode="page">
        <style:background-image/>
      </style:table-cell-properties>
    </style:style>
    <style:style style:name="Tabella1.11" style:family="table-row">
      <style:table-row-properties fo:background-color="transparent" fo:keep-together="auto">
        <style:background-image/>
      </style:table-row-properties>
    </style:style>
    <style:style style:name="Tabella1.A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B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C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D1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E13" style:family="table-cell" style:data-style-name="N0">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F1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Enemiesstatsforlevel6" style:family="table">
      <style:table-properties style:width="19.001cm" fo:break-before="auto" fo:break-after="auto" table:align="margins" fo:keep-with-next="auto" style:may-break-between-rows="true" table:border-model="collapsing"/>
    </style:style>
    <style:style style:name="Enemiesstatsforlevel6.A" style:family="table-column">
      <style:table-column-properties style:column-width="2.731cm" style:rel-column-width="9417*"/>
    </style:style>
    <style:style style:name="Enemiesstatsforlevel6.B" style:family="table-column">
      <style:table-column-properties style:column-width="2.711cm" style:rel-column-width="9350*"/>
    </style:style>
    <style:style style:name="Enemiesstatsforlevel6.C" style:family="table-column">
      <style:table-column-properties style:column-width="2.713cm" style:rel-column-width="9356*"/>
    </style:style>
    <style:style style:name="Enemiesstatsforlevel6.D" style:family="table-column">
      <style:table-column-properties style:column-width="2.715cm" style:rel-column-width="9363*"/>
    </style:style>
    <style:style style:name="Enemiesstatsforlevel6.E" style:family="table-column">
      <style:table-column-properties style:column-width="2.709cm" style:rel-column-width="9344*"/>
    </style:style>
    <style:style style:name="Enemiesstatsforlevel6.G" style:family="table-column">
      <style:table-column-properties style:column-width="2.711cm" style:rel-column-width="9349*"/>
    </style:style>
    <style:style style:name="Enemiesstatsforlevel6.A1" style:family="table-cell">
      <style:table-cell-properties fo:background-color="transparent" fo:padding="0.049cm" fo:border-left="0.05pt solid #cccccc" fo:border-right="none" fo:border-top="0.05pt solid #cccccc" fo:border-bottom="0.05pt solid #cccccc" style:writing-mode="page">
        <style:background-image/>
      </style:table-cell-properties>
    </style:style>
    <style:style style:name="Enemiesstatsforlevel6.G1" style:family="table-cell">
      <style:table-cell-properties fo:background-color="transparent" fo:padding="0.049cm" fo:border="0.05pt solid #cccccc" style:writing-mode="page">
        <style:background-image/>
      </style:table-cell-properties>
    </style:style>
    <style:style style:name="Enemiesstatsforlevel6.2" style:family="table-row">
      <style:table-row-properties fo:background-color="#ffffff" fo:keep-together="always">
        <style:background-image/>
      </style:table-row-properties>
    </style:style>
    <style:style style:name="Enemiesstatsforlevel6.A2" style:family="table-cell">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2" style:family="table-cell">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3" style:family="table-row">
      <style:table-row-properties fo:background-color="#eeeeee" fo:keep-together="auto">
        <style:background-image/>
      </style:table-row-properties>
    </style:style>
    <style:style style:name="Enemiesstatsforlevel6.4" style:family="table-row">
      <style:table-row-properties fo:background-color="transparent">
        <style:background-image/>
      </style:table-row-properties>
    </style:style>
    <style:style style:name="Enemiesstatsforlevel6.C4" style:family="table-cell" style:data-style-name="N0">
      <style:table-cell-properties fo:background-color="transparent" fo:padding="0.049cm" fo:border-left="0.05pt solid #cccccc" fo:border-right="none" fo:border-top="none" fo:border-bottom="0.05pt solid #cccccc" style:writing-mode="page">
        <style:background-image/>
      </style:table-cell-properties>
    </style:style>
    <style:style style:name="Enemiesstatsforlevel6.G4" style:family="table-cell" style:data-style-name="N0">
      <style:table-cell-properties fo:background-color="transparent" fo:padding="0.049cm" fo:border-left="0.05pt solid #cccccc" fo:border-right="0.05pt solid #cccccc" fo:border-top="none" fo:border-bottom="0.05pt solid #cccccc" style:writing-mode="page">
        <style:background-image/>
      </style:table-cell-properties>
    </style:style>
    <style:style style:name="Enemiesstatsforlevel6.5" style:family="table-row">
      <style:table-row-properties fo:background-color="#eeeeee">
        <style:background-image/>
      </style:table-row-properties>
    </style:style>
    <style:style style:name="Enemiesstatsforlevel6.6" style:family="table-row">
      <style:table-row-properties fo:background-color="transparent">
        <style:background-image/>
      </style:table-row-properties>
    </style:style>
    <style:style style:name="Enemiesstatsforlevel6.7" style:family="table-row">
      <style:table-row-properties fo:background-color="#eeeeee">
        <style:background-image/>
      </style:table-row-properties>
    </style:style>
    <style:style style:name="Scontri" style:family="table">
      <style:table-properties style:width="19.001cm" fo:break-before="auto" fo:break-after="auto" table:align="margins" fo:keep-with-next="auto" style:may-break-between-rows="false" table:border-model="collapsing"/>
    </style:style>
    <style:style style:name="Scontri.A" style:family="table-column">
      <style:table-column-properties style:column-width="1.499cm" style:rel-column-width="5171*"/>
    </style:style>
    <style:style style:name="Scontri.B" style:family="table-column">
      <style:table-column-properties style:column-width="2.505cm" style:rel-column-width="8639*"/>
    </style:style>
    <style:style style:name="Scontri.C" style:family="table-column">
      <style:table-column-properties style:column-width="4.392cm" style:rel-column-width="15148*"/>
    </style:style>
    <style:style style:name="Scontri.D" style:family="table-column">
      <style:table-column-properties style:column-width="1.605cm" style:rel-column-width="5536*"/>
    </style:style>
    <style:style style:name="Scontri.F" style:family="table-column">
      <style:table-column-properties style:column-width="2.099cm" style:rel-column-width="7239*"/>
    </style:style>
    <style:style style:name="Scontri.G" style:family="table-column">
      <style:table-column-properties style:column-width="2.399cm" style:rel-column-width="8274*"/>
    </style:style>
    <style:style style:name="Scontri.H" style:family="table-column">
      <style:table-column-properties style:column-width="1.588cm" style:rel-column-width="5475*"/>
    </style:style>
    <style:style style:name="Scontri.I" style:family="table-column">
      <style:table-column-properties style:column-width="1.309cm" style:rel-column-width="4517*"/>
    </style:style>
    <style:style style:name="Scontri.1" style:family="table-row">
      <style:table-row-properties fo:keep-together="auto"/>
    </style:style>
    <style:style style:name="Scontri.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Scontri.C1" style:family="table-cell">
      <style:table-cell-properties fo:background-color="transparent" fo:padding="0cm" fo:border="0.05pt solid #cccccc" style:writing-mode="page">
        <style:background-image/>
      </style:table-cell-properties>
    </style:style>
    <style:style style:name="Scontri.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Scontri.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Scontri.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Scontri.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77e80" officeooo:paragraph-rsid="00177e80"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text-properties fo:language="en" fo:country="US"/>
    </style:style>
    <style:style style:name="P10" style:family="paragraph" style:parent-style-name="Footnote">
      <style:paragraph-properties fo:margin-left="0cm" fo:margin-right="0cm" fo:text-indent="0cm" style:auto-text-indent="false"/>
    </style:style>
    <style:style style:name="P11" style:family="paragraph" style:parent-style-name="Footnote">
      <style:text-properties fo:font-size="10pt" style:font-size-asian="10pt" style:font-size-complex="10pt"/>
    </style:style>
    <style:style style:name="P12" style:family="paragraph" style:parent-style-name="Standard">
      <style:text-properties fo:language="en" fo:country="US" officeooo:paragraph-rsid="001ad687"/>
    </style:style>
    <style:style style:name="P13" style:family="paragraph" style:parent-style-name="Standard">
      <style:text-properties fo:language="en" fo:country="US" officeooo:rsid="001ba2c7" officeooo:paragraph-rsid="001ba2c7"/>
    </style:style>
    <style:style style:name="P14" style:family="paragraph" style:parent-style-name="Heading_20_3">
      <style:text-properties fo:color="#464453" style:text-outline="false" style:text-line-through-style="none" style:text-line-through-type="none" style:font-name="Liberation Serif" fo:font-size="12pt" fo:font-style="normal" fo:text-shadow="none" style:text-underline-style="none" fo:font-weight="normal" officeooo:rsid="00163fb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Heading_20_2">
      <style:paragraph-properties fo:break-before="page"/>
    </style:style>
    <style:style style:name="P1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Heading_20_1">
      <style:paragraph-properties fo:break-before="page"/>
      <style:text-properties fo:language="en" fo:country="US"/>
    </style:style>
    <style:style style:name="P1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text-position="super 58%"/>
    </style:style>
    <style:style style:name="T2" style:family="text">
      <style:text-properties fo:color="#464453"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 style:family="text">
      <style:text-properties fo:color="#464453" style:text-outline="false" style:text-line-through-style="none" style:text-line-through-type="none" style:font-name="Liberation Serif" fo:font-style="normal" fo:text-shadow="none" style:text-underline-style="none" fo:font-weight="normal" officeooo:rsid="0015a4d7" style:font-style-asian="normal" style:font-weight-asian="normal" style:font-style-complex="normal" style:font-weight-complex="normal" style:text-overline-style="none" style:text-overline-color="font-color"/>
    </style:style>
    <style:style style:name="T4" style:family="text">
      <style:text-properties fo:color="#464453" style:text-outline="false" style:text-line-through-style="none" style:text-line-through-type="none" style:font-name="Liberation Serif" fo:font-style="normal" fo:text-shadow="none" style:text-underline-style="none" fo:font-weight="normal" officeooo:rsid="00163fb3" style:font-style-asian="normal" style:font-weight-asian="normal" style:font-style-complex="normal" style:font-weight-complex="normal" style:text-overline-style="none" style:text-overline-color="font-color"/>
    </style:style>
    <style:style style:name="T5" style:family="text">
      <style:text-properties fo:color="#464453" style:text-outline="false" style:text-line-through-style="none" style:text-line-through-type="none" style:font-name="Liberation Serif" fo:font-style="normal" fo:text-shadow="none" style:text-underline-style="none" fo:font-weight="normal" officeooo:rsid="00191d52" style:font-style-asian="normal" style:font-weight-asian="normal" style:font-style-complex="normal" style:font-weight-complex="normal" style:text-overline-style="none" style:text-overline-color="font-color"/>
    </style:style>
    <style:style style:name="T6" style:family="text">
      <style:text-properties fo:color="#464453" style:text-outline="false" style:text-line-through-style="none" style:text-line-through-type="none" style:font-name="Liberation Serif" fo:font-style="normal" fo:text-shadow="none" style:text-underline-style="none" fo:font-weight="bold" style:font-style-asian="normal" style:font-weight-asian="bold" style:font-style-complex="normal" style:font-weight-complex="bold" style:text-overline-style="none" style:text-overline-color="font-color"/>
    </style:style>
    <style:style style:name="T7" style:family="text">
      <style:text-properties officeooo:rsid="00177e80"/>
    </style:style>
    <style:style style:name="T8" style:family="text">
      <style:text-properties officeooo:rsid="00191d52"/>
    </style:style>
    <style:style style:name="T9" style:family="text">
      <style:text-properties officeooo:rsid="001ad687"/>
    </style:style>
    <style:style style:name="T10" style:family="text">
      <style:text-properties officeooo:rsid="001c34fb"/>
    </style:style>
    <style:style style:name="T11" style:family="text">
      <style:text-properties officeooo:rsid="001df290"/>
    </style:style>
    <style:style style:name="T12" style:family="text">
      <style:text-properties officeooo:rsid="0021338d"/>
    </style:style>
    <style:style style:name="T13" style:family="text">
      <style:text-properties officeooo:rsid="0022b689"/>
    </style:style>
    <style:style style:name="T14" style:family="text">
      <style:text-properties officeooo:rsid="00240e82"/>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Fights <text:span text:style-name="T9">pre-analysis</text:span></text:h>
      <text:p text:style-name="P12">The rules follow the first edition of D&amp;D.</text:p>
      <text:p text:style-name="P13">These stats are calculated supposing that the player will reach the Level 6: Cal, with team, at level 5.</text:p>
      <text:p text:style-name="P13">The analysis try to consider the cost of spells in terms of Mps and<text:span text:style-name="T10"> the loss of </text:span>HP to balance the difficulty <text:span text:style-name="T11">and rewards</text:span>.</text:p>
      <text:h text:style-name="Heading_20_2" text:outline-level="2">Stats</text:h>
      <text:h text:style-name="Heading_20_3" text:outline-level="3">Main characters stats for level 6: Cal</text:h>
      <table:table table:name="Tabella1" table:style-name="Tabella1" table:template-name="Team7GrayTable">
        <table:table-column table:style-name="Tabella1.A"/>
        <table:table-column table:style-name="Tabella1.B" table:number-columns-repeated="2"/>
        <table:table-column table:style-name="Tabella1.D" table:number-columns-repeated="2"/>
        <table:table-column table:style-name="Tabella1.F"/>
        <table:table-header-rows>
          <table:table-row table:style-name="Tabella1.1">
            <table:table-cell table:style-name="Tabella1.A1" office:value-type="string">
              <text:p text:style-name="P18"/>
            </table:table-cell>
            <table:table-cell table:style-name="Tabella1.A1" office:value-type="string">
              <text:p text:style-name="P18">Sophie</text:p>
            </table:table-cell>
            <table:table-cell table:style-name="Tabella1.C1" office:value-type="string">
              <text:p text:style-name="P18">Calcifer</text:p>
            </table:table-cell>
            <table:table-cell table:style-name="Tabella1.A1" office:value-type="string">
              <text:p text:style-name="P18">Markl</text:p>
            </table:table-cell>
            <table:table-cell table:style-name="Tabella1.C1" office:value-type="string">
              <text:p text:style-name="P18">Heen</text:p>
            </table:table-cell>
            <table:table-cell table:style-name="Tabella1.C1" office:value-type="string">
              <text:p text:style-name="P18">Wow</text:p>
            </table:table-cell>
          </table:table-row>
        </table:table-header-rows>
        <table:table-row table:style-name="Tabella1.2">
          <table:table-cell table:style-name="Tabella1.A2" office:value-type="string">
            <text:p text:style-name="P6">Class</text:p>
          </table:table-cell>
          <table:table-cell table:style-name="Tabella1.A2" office:value-type="string">
            <text:p text:style-name="P6">Magic-user</text:p>
          </table:table-cell>
          <table:table-cell table:style-name="Tabella1.C2" office:value-type="string">
            <text:p text:style-name="P6">Elf</text:p>
          </table:table-cell>
          <table:table-cell table:style-name="Tabella1.A2" office:value-type="string">
            <text:p text:style-name="P6">Magic-user</text:p>
          </table:table-cell>
          <table:table-cell table:style-name="Tabella1.C2" office:value-type="string">
            <text:p text:style-name="P6">Warrior</text:p>
          </table:table-cell>
          <table:table-cell table:style-name="Tabella1.C2" office:value-type="string">
            <text:p text:style-name="P6">Old Cleric</text:p>
          </table:table-cell>
        </table:table-row>
        <table:table-row table:style-name="Tabella1.1">
          <table:table-cell table:style-name="Tabella1.A3" office:value-type="string">
            <text:p text:style-name="P6">Level</text:p>
          </table:table-cell>
          <table:table-cell table:style-name="Tabella1.A3" office:value-type="string">
            <text:p text:style-name="P6">5/6</text:p>
          </table:table-cell>
          <table:table-cell table:style-name="Tabella1.C3" office:value-type="string">
            <text:p text:style-name="P6">5/6</text:p>
          </table:table-cell>
          <table:table-cell table:style-name="Tabella1.A3" office:value-type="string">
            <text:p text:style-name="P6">5/6</text:p>
          </table:table-cell>
          <table:table-cell table:style-name="Tabella1.C3" office:value-type="string">
            <text:p text:style-name="P6">5/6</text:p>
          </table:table-cell>
          <table:table-cell table:style-name="Tabella1.C3" office:value-type="string">
            <text:p text:style-name="P6">5/6</text:p>
          </table:table-cell>
        </table:table-row>
        <table:table-row table:style-name="Tabella1.2">
          <table:table-cell table:style-name="Tabella1.A2" office:value-type="string">
            <text:p text:style-name="P6">Strength</text:p>
          </table:table-cell>
          <table:table-cell table:style-name="Tabella1.B4" office:value-type="float" office:value="8">
            <text:p text:style-name="P6">8</text:p>
          </table:table-cell>
          <table:table-cell table:style-name="Tabella1.C2" office:value-type="string">
            <text:p text:style-name="P6">15/16</text:p>
          </table:table-cell>
          <table:table-cell table:style-name="Tabella1.B4" office:value-type="float" office:value="7">
            <text:p text:style-name="P6">7</text:p>
          </table:table-cell>
          <table:table-cell table:style-name="Tabella1.E4" office:value-type="float" office:value="18">
            <text:p text:style-name="P6">18</text:p>
          </table:table-cell>
          <table:table-cell table:style-name="Tabella1.E4" office:value-type="float" office:value="12">
            <text:p text:style-name="P6">12</text:p>
          </table:table-cell>
        </table:table-row>
        <table:table-row table:style-name="Tabella1.1">
          <table:table-cell table:style-name="Tabella1.A3" office:value-type="string">
            <text:p text:style-name="P6">Constitution</text:p>
          </table:table-cell>
          <table:table-cell table:style-name="Tabella1.A3" office:value-type="string">
            <text:p text:style-name="P6">13/14</text:p>
          </table:table-cell>
          <table:table-cell table:style-name="Tabella1.C5" office:value-type="float" office:value="16">
            <text:p text:style-name="P6">16</text:p>
          </table:table-cell>
          <table:table-cell table:style-name="Tabella1.D5" office:value-type="float" office:value="11">
            <text:p text:style-name="P6">11</text:p>
          </table:table-cell>
          <table:table-cell table:style-name="Tabella1.C3" office:value-type="string">
            <text:p text:style-name="P6">17/18</text:p>
          </table:table-cell>
          <table:table-cell table:style-name="Tabella1.C5" office:value-type="float" office:value="13">
            <text:p text:style-name="P6">13</text:p>
          </table:table-cell>
        </table:table-row>
        <table:table-row table:style-name="Tabella1.2">
          <table:table-cell table:style-name="Tabella1.A2" office:value-type="string">
            <text:p text:style-name="P6">Dexterity</text:p>
          </table:table-cell>
          <table:table-cell table:style-name="Tabella1.B4" office:value-type="float" office:value="14">
            <text:p text:style-name="P6">14</text:p>
          </table:table-cell>
          <table:table-cell table:style-name="Tabella1.E4" office:value-type="float" office:value="12">
            <text:p text:style-name="P6">12</text:p>
          </table:table-cell>
          <table:table-cell table:style-name="Tabella1.B4" office:value-type="float" office:value="16">
            <text:p text:style-name="P6">16</text:p>
          </table:table-cell>
          <table:table-cell table:style-name="Tabella1.E4" office:value-type="float" office:value="10">
            <text:p text:style-name="P6">10</text:p>
          </table:table-cell>
          <table:table-cell table:style-name="Tabella1.E4" office:value-type="float" office:value="12">
            <text:p text:style-name="P6">12</text:p>
          </table:table-cell>
        </table:table-row>
        <table:table-row table:style-name="Tabella1.1">
          <table:table-cell table:style-name="Tabella1.A3" office:value-type="string">
            <text:p text:style-name="P6">Intelligence</text:p>
          </table:table-cell>
          <table:table-cell table:style-name="Tabella1.D5" office:value-type="float" office:value="18">
            <text:p text:style-name="P6">18</text:p>
          </table:table-cell>
          <table:table-cell table:style-name="Tabella1.C5" office:value-type="float" office:value="13">
            <text:p text:style-name="P6">13</text:p>
          </table:table-cell>
          <table:table-cell table:style-name="Tabella1.A3" office:value-type="string">
            <text:p text:style-name="P6">17/18</text:p>
          </table:table-cell>
          <table:table-cell table:style-name="Tabella1.C5" office:value-type="float" office:value="6">
            <text:p text:style-name="P6">6</text:p>
          </table:table-cell>
          <table:table-cell table:style-name="Tabella1.C3" office:value-type="string">
            <text:p text:style-name="P6">14</text:p>
          </table:table-cell>
        </table:table-row>
        <table:table-row table:style-name="Tabella1.2">
          <table:table-cell table:style-name="Tabella1.A2" office:value-type="string">
            <text:p text:style-name="P6">Wisdom</text:p>
          </table:table-cell>
          <table:table-cell table:style-name="Tabella1.B4" office:value-type="float" office:value="14">
            <text:p text:style-name="P6">14</text:p>
          </table:table-cell>
          <table:table-cell table:style-name="Tabella1.E4" office:value-type="float" office:value="14">
            <text:p text:style-name="P6">14</text:p>
          </table:table-cell>
          <table:table-cell table:style-name="Tabella1.B4" office:value-type="float" office:value="12">
            <text:p text:style-name="P6">12</text:p>
          </table:table-cell>
          <table:table-cell table:style-name="Tabella1.E4" office:value-type="float" office:value="10">
            <text:p text:style-name="P6">10</text:p>
          </table:table-cell>
          <table:table-cell table:style-name="Tabella1.C2" office:value-type="string">
            <text:p text:style-name="P6">15/16</text:p>
          </table:table-cell>
        </table:table-row>
        <table:table-row table:style-name="Tabella1.1">
          <table:table-cell table:style-name="Tabella1.A3" office:value-type="string">
            <text:p text:style-name="P6">Charisma</text:p>
          </table:table-cell>
          <table:table-cell table:style-name="Tabella1.D5" office:value-type="float" office:value="16">
            <text:p text:style-name="P6">16</text:p>
          </table:table-cell>
          <table:table-cell table:style-name="Tabella1.C5" office:value-type="float" office:value="18">
            <text:p text:style-name="P6">18</text:p>
          </table:table-cell>
          <table:table-cell table:style-name="Tabella1.D5" office:value-type="float" office:value="14">
            <text:p text:style-name="P6">14</text:p>
          </table:table-cell>
          <table:table-cell table:style-name="Tabella1.C5" office:value-type="float" office:value="8">
            <text:p text:style-name="P6">8</text:p>
          </table:table-cell>
          <table:table-cell table:style-name="Tabella1.C5" office:value-type="float" office:value="10">
            <text:p text:style-name="P6">10</text:p>
          </table:table-cell>
        </table:table-row>
        <table:table-row table:style-name="Tabella1.2">
          <table:table-cell table:style-name="Tabella1.A2" office:value-type="string">
            <text:p text:style-name="P6">HP</text:p>
          </table:table-cell>
          <table:table-cell table:style-name="Tabella1.A2" office:value-type="string">
            <text:p text:style-name="P6">24/+5</text:p>
          </table:table-cell>
          <table:table-cell table:style-name="Tabella1.C2" office:value-type="string">
            <text:p text:style-name="P6">40/+6</text:p>
          </table:table-cell>
          <table:table-cell table:style-name="Tabella1.A2" office:value-type="string">
            <text:p text:style-name="P6">20/+4</text:p>
          </table:table-cell>
          <table:table-cell table:style-name="Tabella1.C2" office:value-type="string">
            <text:p text:style-name="P6">48/+11</text:p>
          </table:table-cell>
          <table:table-cell table:style-name="Tabella1.C2" office:value-type="string">
            <text:p text:style-name="P6">24/+5</text:p>
          </table:table-cell>
        </table:table-row>
        <table:table-row table:style-name="Tabella1.11">
          <table:table-cell table:style-name="Tabella1.A3" office:value-type="string">
            <text:p text:style-name="P6">Mps</text:p>
          </table:table-cell>
          <table:table-cell table:style-name="Tabella1.A3" office:value-type="string">
            <text:p text:style-name="P6">32/+6</text:p>
          </table:table-cell>
          <table:table-cell table:style-name="Tabella1.C3" office:value-type="string">
            <text:p text:style-name="P6">20/+4</text:p>
          </table:table-cell>
          <table:table-cell table:style-name="Tabella1.A3" office:value-type="string">
            <text:p text:style-name="P6">25/+5</text:p>
          </table:table-cell>
          <table:table-cell table:style-name="Tabella1.C3" office:value-type="string">
            <text:p text:style-name="P6">5/+1</text:p>
          </table:table-cell>
          <table:table-cell table:style-name="Tabella1.C3" office:value-type="string">
            <text:p text:style-name="P6">28/+5</text:p>
          </table:table-cell>
        </table:table-row>
        <table:table-row table:style-name="Tabella1.11">
          <table:table-cell table:style-name="Tabella1.A2" office:value-type="string">
            <text:p text:style-name="P6">AC</text:p>
          </table:table-cell>
          <table:table-cell table:style-name="Tabella1.B4" office:value-type="float" office:value="8">
            <text:p text:style-name="P6">8</text:p>
          </table:table-cell>
          <table:table-cell table:style-name="Tabella1.E4" office:value-type="float" office:value="6">
            <text:p text:style-name="P6">6</text:p>
          </table:table-cell>
          <table:table-cell table:style-name="Tabella1.B4" office:value-type="float" office:value="7">
            <text:p text:style-name="P6">7</text:p>
          </table:table-cell>
          <table:table-cell table:style-name="Tabella1.E4" office:value-type="float" office:value="7">
            <text:p text:style-name="P6">7</text:p>
          </table:table-cell>
          <table:table-cell table:style-name="Tabella1.E4" office:value-type="float" office:value="9">
            <text:p text:style-name="P6">9</text:p>
          </table:table-cell>
        </table:table-row>
        <table:table-row table:style-name="Tabella1.2">
          <table:table-cell table:style-name="Tabella1.A13" office:value-type="string">
            <text:p text:style-name="P6">TAC0</text:p>
          </table:table-cell>
          <table:table-cell table:style-name="Tabella1.B13" office:value-type="string">
            <text:p text:style-name="P6">17/15</text:p>
          </table:table-cell>
          <table:table-cell table:style-name="Tabella1.C13" office:value-type="string">
            <text:p text:style-name="P6">17</text:p>
          </table:table-cell>
          <table:table-cell table:style-name="Tabella1.D13" office:value-type="string">
            <text:p text:style-name="P6">17/15</text:p>
          </table:table-cell>
          <table:table-cell table:style-name="Tabella1.E13" office:value-type="float" office:value="17">
            <text:p text:style-name="P6">17</text:p>
          </table:table-cell>
          <table:table-cell table:style-name="Tabella1.F13" office:value-type="string">
            <text:p text:style-name="P6">17/15</text:p>
          </table:table-cell>
        </table:table-row>
      </table:table>
      <text:p text:style-name="P9"/>
      <text:p text:style-name="P9">AC= 9 - Bonus Dexterity</text:p>
      <text:p text:style-name="P9">Heen starts with leather armor and with a <text:span text:style-name="T14">c</text:span>lub (1d4). </text:p>
      <text:p text:style-name="P9">Calcifer starts with the mail chain and with <text:span text:style-name="T13">iron glows </text:span>(1d6).</text:p>
      <text:p text:style-name="P9">Team’s speed on game map: 8 km/h.</text:p>
      <text:h text:style-name="Heading_20_3" text:outline-level="3">Enemies stats for level 6: Cal</text:h>
      <table:table table:name="Enemiesstatsforlevel6" table:style-name="Enemiesstatsforlevel6">
        <table:table-column table:style-name="Enemiesstatsforlevel6.A"/>
        <table:table-column table:style-name="Enemiesstatsforlevel6.B"/>
        <table:table-column table:style-name="Enemiesstatsforlevel6.C"/>
        <table:table-column table:style-name="Enemiesstatsforlevel6.D"/>
        <table:table-column table:style-name="Enemiesstatsforlevel6.E"/>
        <table:table-column table:style-name="Enemiesstatsforlevel6.C"/>
        <table:table-column table:style-name="Enemiesstatsforlevel6.G"/>
        <table:table-header-rows>
          <table:table-row>
            <table:table-cell table:style-name="Enemiesstatsforlevel6.A1" office:value-type="string">
              <text:p text:style-name="Table_20_Heading"/>
            </table:table-cell>
            <table:table-cell table:style-name="Enemiesstatsforlevel6.A1" office:value-type="string">
              <text:p text:style-name="Table_20_Heading">Civil</text:p>
            </table:table-cell>
            <table:table-cell table:style-name="Enemiesstatsforlevel6.A1" office:value-type="string">
              <text:p text:style-name="Table_20_Heading">Soldier</text:p>
            </table:table-cell>
            <table:table-cell table:style-name="Enemiesstatsforlevel6.A1" office:value-type="string">
              <text:p text:style-name="Table_20_Heading">Mud-Spammer</text:p>
            </table:table-cell>
            <table:table-cell table:style-name="Enemiesstatsforlevel6.A1" office:value-type="string">
              <text:p text:style-name="Table_20_Heading">Rat</text:p>
            </table:table-cell>
            <table:table-cell table:style-name="Enemiesstatsforlevel6.A1" office:value-type="string">
              <text:p text:style-name="Table_20_Heading">Mud-Monster</text:p>
            </table:table-cell>
            <table:table-cell table:style-name="Enemiesstatsforlevel6.G1" office:value-type="string">
              <text:p text:style-name="Table_20_Heading">Elite soldier</text:p>
            </table:table-cell>
          </table:table-row>
        </table:table-header-rows>
        <table:table-row table:style-name="Enemiesstatsforlevel6.2">
          <table:table-cell table:style-name="Enemiesstatsforlevel6.A2" office:value-type="string">
            <text:p text:style-name="Table_20_Contents">Strength</text:p>
          </table:table-cell>
          <table:table-cell table:style-name="Enemiesstatsforlevel6.A2" office:value-type="string">
            <text:p text:style-name="Table_20_Contents">+0</text:p>
          </table:table-cell>
          <table:table-cell table:style-name="Enemiesstatsforlevel6.A2" office:value-type="string">
            <text:p text:style-name="Table_20_Contents">+1</text:p>
          </table:table-cell>
          <table:table-cell table:style-name="Enemiesstatsforlevel6.A2" office:value-type="string">
            <text:p text:style-name="Table_20_Contents">+1</text:p>
          </table:table-cell>
          <table:table-cell table:style-name="Enemiesstatsforlevel6.A2" office:value-type="string">
            <text:p text:style-name="Table_20_Contents">+0</text:p>
          </table:table-cell>
          <table:table-cell table:style-name="Enemiesstatsforlevel6.A2" office:value-type="string">
            <text:p text:style-name="Table_20_Contents">+3</text:p>
          </table:table-cell>
          <table:table-cell table:style-name="Enemiesstatsforlevel6.G2" office:value-type="string">
            <text:p text:style-name="Table_20_Contents">+2</text:p>
          </table:table-cell>
        </table:table-row>
        <table:table-row table:style-name="Enemiesstatsforlevel6.3">
          <table:table-cell table:style-name="Enemiesstatsforlevel6.A2" office:value-type="string">
            <text:p text:style-name="Table_20_Contents">Speed on map</text:p>
          </table:table-cell>
          <table:table-cell table:style-name="Enemiesstatsforlevel6.A2" office:value-type="string">
            <text:p text:style-name="Table_20_Contents">5/8 km/h</text:p>
          </table:table-cell>
          <table:table-cell table:style-name="Enemiesstatsforlevel6.A2" office:value-type="string">
            <text:p text:style-name="Table_20_Contents">5 km/h</text:p>
          </table:table-cell>
          <table:table-cell table:style-name="Enemiesstatsforlevel6.A2" office:value-type="string">
            <text:p text:style-name="Table_20_Contents">5 km/h</text:p>
          </table:table-cell>
          <table:table-cell table:style-name="Enemiesstatsforlevel6.A2" office:value-type="string">
            <text:p text:style-name="Table_20_Contents">10 km/h</text:p>
          </table:table-cell>
          <table:table-cell table:style-name="Enemiesstatsforlevel6.A2" office:value-type="string">
            <text:p text:style-name="Table_20_Contents">2 km/h</text:p>
          </table:table-cell>
          <table:table-cell table:style-name="Enemiesstatsforlevel6.G2" office:value-type="string">
            <text:p text:style-name="Table_20_Contents">7 km/h</text:p>
          </table:table-cell>
        </table:table-row>
        <table:table-row table:style-name="Enemiesstatsforlevel6.4">
          <table:table-cell table:style-name="Enemiesstatsforlevel6.A2" office:value-type="string">
            <text:p text:style-name="Table_20_Contents">HP</text:p>
          </table:table-cell>
          <table:table-cell table:style-name="Enemiesstatsforlevel6.A2" office:value-type="string">
            <text:p text:style-name="Table_20_Contents">10</text:p>
          </table:table-cell>
          <table:table-cell table:style-name="Enemiesstatsforlevel6.C4" office:value-type="float" office:value="32">
            <text:p text:style-name="Table_20_Contents">32</text:p>
          </table:table-cell>
          <table:table-cell table:style-name="Enemiesstatsforlevel6.A2" office:value-type="string">
            <text:p text:style-name="Table_20_Contents">30</text:p>
          </table:table-cell>
          <table:table-cell table:style-name="Enemiesstatsforlevel6.A2" office:value-type="string">
            <text:p text:style-name="Table_20_Contents">14</text:p>
          </table:table-cell>
          <table:table-cell table:style-name="Enemiesstatsforlevel6.C4" office:value-type="float" office:value="100">
            <text:p text:style-name="Table_20_Contents">100</text:p>
          </table:table-cell>
          <table:table-cell table:style-name="Enemiesstatsforlevel6.G4" office:value-type="float" office:value="40">
            <text:p text:style-name="Table_20_Contents">40</text:p>
          </table:table-cell>
        </table:table-row>
        <table:table-row table:style-name="Enemiesstatsforlevel6.5">
          <table:table-cell table:style-name="Enemiesstatsforlevel6.A2" office:value-type="string">
            <text:p text:style-name="Table_20_Contents">AC</text:p>
          </table:table-cell>
          <table:table-cell table:style-name="Enemiesstatsforlevel6.C4" office:value-type="float" office:value="9">
            <text:p text:style-name="Table_20_Contents">9</text:p>
          </table:table-cell>
          <table:table-cell table:style-name="Enemiesstatsforlevel6.C4" office:value-type="float" office:value="7">
            <text:p text:style-name="Table_20_Contents">7</text:p>
          </table:table-cell>
          <table:table-cell table:style-name="Enemiesstatsforlevel6.C4" office:value-type="float" office:value="7">
            <text:p text:style-name="Table_20_Contents">7</text:p>
          </table:table-cell>
          <table:table-cell table:style-name="Enemiesstatsforlevel6.C4" office:value-type="float" office:value="5">
            <text:p text:style-name="Table_20_Contents">5</text:p>
          </table:table-cell>
          <table:table-cell table:style-name="Enemiesstatsforlevel6.C4" office:value-type="float" office:value="7">
            <text:p text:style-name="Table_20_Contents">7</text:p>
          </table:table-cell>
          <table:table-cell table:style-name="Enemiesstatsforlevel6.G4" office:value-type="float" office:value="7">
            <text:p text:style-name="Table_20_Contents">7</text:p>
          </table:table-cell>
        </table:table-row>
        <table:table-row table:style-name="Enemiesstatsforlevel6.6">
          <table:table-cell table:style-name="Enemiesstatsforlevel6.A2" office:value-type="string">
            <text:p text:style-name="Table_20_Contents">TAC0</text:p>
          </table:table-cell>
          <table:table-cell table:style-name="Enemiesstatsforlevel6.C4" office:value-type="float" office:value="17">
            <text:p text:style-name="Table_20_Contents">17</text:p>
          </table:table-cell>
          <table:table-cell table:style-name="Enemiesstatsforlevel6.C4" office:value-type="float" office:value="16">
            <text:p text:style-name="Table_20_Contents">16</text:p>
          </table:table-cell>
          <table:table-cell table:style-name="Enemiesstatsforlevel6.C4" office:value-type="float" office:value="14">
            <text:p text:style-name="Table_20_Contents">14</text:p>
          </table:table-cell>
          <table:table-cell table:style-name="Enemiesstatsforlevel6.C4" office:value-type="float" office:value="15">
            <text:p text:style-name="Table_20_Contents">15</text:p>
          </table:table-cell>
          <table:table-cell table:style-name="Enemiesstatsforlevel6.C4" office:value-type="float" office:value="13">
            <text:p text:style-name="Table_20_Contents">13</text:p>
          </table:table-cell>
          <table:table-cell table:style-name="Enemiesstatsforlevel6.G4" office:value-type="float" office:value="14">
            <text:p text:style-name="Table_20_Contents">14</text:p>
          </table:table-cell>
        </table:table-row>
        <table:table-row table:style-name="Enemiesstatsforlevel6.7">
          <table:table-cell table:style-name="Enemiesstatsforlevel6.A2" office:value-type="string">
            <text:p text:style-name="Table_20_Contents">Dice type</text:p>
          </table:table-cell>
          <table:table-cell table:style-name="Enemiesstatsforlevel6.A2" office:value-type="string">
            <text:p text:style-name="Table_20_Contents">1d4</text:p>
          </table:table-cell>
          <table:table-cell table:style-name="Enemiesstatsforlevel6.A2" office:value-type="string">
            <text:p text:style-name="Table_20_Contents">1d6</text:p>
          </table:table-cell>
          <table:table-cell table:style-name="Enemiesstatsforlevel6.A2" office:value-type="string">
            <text:p text:style-name="Table_20_Contents">1d6</text:p>
          </table:table-cell>
          <table:table-cell table:style-name="Enemiesstatsforlevel6.A2" office:value-type="string">
            <text:p text:style-name="Table_20_Contents">2d4</text:p>
          </table:table-cell>
          <table:table-cell table:style-name="Enemiesstatsforlevel6.A2" office:value-type="string">
            <text:p text:style-name="Table_20_Contents">1d12</text:p>
          </table:table-cell>
          <table:table-cell table:style-name="Enemiesstatsforlevel6.G2" office:value-type="string">
            <text:p text:style-name="Table_20_Contents">1d8</text:p>
          </table:table-cell>
        </table:table-row>
      </table:table>
      <text:h text:style-name="Heading_20_2" text:outline-level="2"/>
      <text:h text:style-name="P15" text:outline-level="2">Fights in Level 6 – Cal</text:h>
      <table:table table:name="Scontri" table:style-name="Scontri">
        <table:table-column table:style-name="Scontri.A"/>
        <table:table-column table:style-name="Scontri.B"/>
        <table:table-column table:style-name="Scontri.C"/>
        <table:table-column table:style-name="Scontri.D" table:number-columns-repeated="2"/>
        <table:table-column table:style-name="Scontri.F"/>
        <table:table-column table:style-name="Scontri.G"/>
        <table:table-column table:style-name="Scontri.H"/>
        <table:table-column table:style-name="Scontri.I"/>
        <table:table-header-rows>
          <table:table-row table:style-name="Scontri.1">
            <table:table-cell table:style-name="Scontri.A1" office:value-type="string">
              <text:p text:style-name="P3">Map</text:p>
            </table:table-cell>
            <table:table-cell table:style-name="Scontri.A1" office:value-type="string">
              <text:p text:style-name="P3">Room</text:p>
            </table:table-cell>
            <table:table-cell table:style-name="Scontri.C1" office:value-type="string">
              <text:p text:style-name="P3">Enemies</text:p>
            </table:table-cell>
            <table:table-cell table:style-name="Scontri.A1" office:value-type="string">
              <text:p text:style-name="P3">Damage<text:note text:id="ftn1" text:note-class="footnote"><text:note-citation>1</text:note-citation><text:note-body><text:p text:style-name="P10"><text:s/><draw:frame draw:style-name="fr1" draw:name="Object1" text:anchor-type="as-char" svg:y="-0.713cm" svg:width="12.079cm" svg:height="1.139cm" draw:z-index="0"><draw:object xlink:href="./Object 4" xlink:type="simple" xlink:show="embed" xlink:actuate="onLoad"/><draw:image xlink:href="./ObjectReplacements/Object 4" xlink:type="simple" xlink:show="embed" xlink:actuate="onLoad"/><svg:desc>formula</svg:desc></draw:frame></text:p><text:p text:style-name="P10">Where k is the number of combatants (Team1) attacking while h is the number of possible targets on defense (Team2). Critical and weak attack are balanced having equal probabilities (1÷20) and inverse effects.</text:p></text:note-body></text:note> to the team<text:note text:id="ftn2" text:note-class="footnote"><text:note-citation>2</text:note-citation><text:note-body><text:p text:style-name="Footnote">Sum of the average damage of the enemies multiplied by the probabilities of hitting the different team members (20% to hit each individual member).</text:p></text:note-body></text:note></text:p>
            </table:table-cell>
            <table:table-cell table:style-name="Scontri.C1" office:value-type="string">
              <text:p text:style-name="P3">Damage<text:span text:style-name="T1"><text:note-ref text:note-class="footnote" text:reference-format="text" text:ref-name="ftn1">1</text:note-ref></text:span> of the team<text:note text:id="ftn3" text:note-class="footnote"><text:note-citation>3</text:note-citation><text:note-body><text:p text:style-name="Footnote">Sum of the average damage of the team characters multiplied by their respective probabilities of hitting the different types of enemies. The damages of those who use magic are calculated with arcane missiles, and they are sure to hit. However it is estimated that such characters can not use magic in every turn.</text:p></text:note-body></text:note></text:p>
            </table:table-cell>
            <table:table-cell table:style-name="Scontri.A1" office:value-type="string">
              <text:p text:style-name="P5">DPT(Team, Enemies)/HPenemies</text:p>
            </table:table-cell>
            <table:table-cell table:style-name="Scontri.A1" office:value-type="string">
              <text:p text:style-name="P5">DPT(Enemies, Team)/HPteam</text:p>
            </table:table-cell>
            <table:table-cell table:style-name="Scontri.A1" office:value-type="string">
              <text:p text:style-name="P3">Difficulty<text:note text:id="ftn4" text:note-class="footnote"><text:note-citation>4</text:note-citation><text:note-body><text:p text:style-name="Footnote"><draw:frame draw:style-name="fr1" draw:name="Object2" text:anchor-type="as-char" svg:y="-0.66cm" svg:width="8.259cm" svg:height="1.101cm" draw:z-index="1"><draw:object xlink:href="./Object 5" xlink:type="simple" xlink:show="embed" xlink:actuate="onLoad"/><draw:image xlink:href="./ObjectReplacements/Object 5" xlink:type="simple" xlink:show="embed" xlink:actuate="onLoad"/><svg:desc>formula</svg:desc></draw:frame><draw:frame draw:style-name="fr1" draw:name="Object3" text:anchor-type="as-char" svg:y="-0.619cm" svg:width="5.664cm" svg:height="1.007cm" draw:z-index="2"><draw:object xlink:href="./Object 6" xlink:type="simple" xlink:show="embed" xlink:actuate="onLoad"/><draw:image xlink:href="./ObjectReplacements/Object 6" xlink:type="simple" xlink:show="embed" xlink:actuate="onLoad"/><svg:desc>formula</svg:desc></draw:frame>the duration d of a battle in terms of turns is <draw:frame draw:style-name="fr1" draw:name="Oggetto1" text:anchor-type="as-char" svg:y="-0.619cm" svg:width="4.731cm" svg:height="1.63cm" draw:z-index="3"><draw:object xlink:href="./Object 1" xlink:type="simple" xlink:show="embed" xlink:actuate="onLoad"/><draw:image xlink:href="./ObjectReplacements/Object 1" xlink:type="simple" xlink:show="embed" xlink:actuate="onLoad"/></draw:frame></text:p></text:note-body></text:note></text:p>
            </table:table-cell>
            <table:table-cell table:style-name="Scontri.C1" office:value-type="string">
              <text:p text:style-name="P4">Hp <text:span text:style-name="T7">l</text:span>oss<text:note text:id="ftn5" text:note-class="footnote"><text:note-citation>5</text:note-citation><text:note-body><text:p text:style-name="P11"><text:span text:style-name="T2">The duration in terms of turns of a battle </text:span><text:span text:style-name="T6">d </text:span><text:span text:style-name="T2">can be used to calculate the amount of life lost by the team in the fight, multiplying it for DPT(Enemies, Team)/HP(team). </text:span><text:span text:style-name="T3">F</text:span><text:span text:style-name="T2">or example in the first fight the team suffers 0.1</text:span><text:span text:style-name="T3">25</text:span><text:span text:style-name="T2"> / 0.1</text:span><text:span text:style-name="T3">7</text:span><text:span text:style-name="T2">2 </text:span><text:span text:style-name="T3">= </text:span><text:span text:style-name="T4">0.729. Remember that if the ratio is 1 the team has lost all the hp. For the most difficult fights (as for the elite soldiers) the ratio becomes even </text:span><text:span text:style-name="T5">bigger than</text:span><text:span text:style-name="T4"> 2. This is due to the fact that these statistics always consider an average damage, and not the extreme cases in which the team, attacking with the whole arsenal, multiplies its damage </text:span><text:span text:style-name="T5">(as said in the following Strategy chapter)</text:span><text:span text:style-name="T4">. </text:span><text:span text:style-name="T5">T</text:span><text:span text:style-name="T4">he purpose of these statistics is above all balancing the quantity of items on the map and highlighting the most delicate moments of the level from a strategic point of view.</text:span></text:p></text:note-body></text:note></text:p>
            </table:table-cell>
          </table:table-row>
        </table:table-header-rows>
        <table:table-row table:style-name="Scontri.1">
          <table:table-cell table:style-name="Scontri.A2" office:value-type="string">
            <text:p text:style-name="P6">Tavern</text:p>
          </table:table-cell>
          <table:table-cell table:style-name="Scontri.A2" office:value-type="string">
            <text:p text:style-name="P6">Main Room</text:p>
          </table:table-cell>
          <table:table-cell table:style-name="Scontri.C2" office:value-type="string">
            <text:p text:style-name="P6">15 civil</text:p>
          </table:table-cell>
          <table:table-cell table:style-name="Scontri.A2" office:value-type="string">
            <text:p text:style-name="P6">19.5</text:p>
          </table:table-cell>
          <table:table-cell table:style-name="Scontri.C2" office:value-type="string">
            <text:p text:style-name="P6">25.8</text:p>
          </table:table-cell>
          <table:table-cell table:style-name="Scontri.A2" office:value-type="string">
            <text:p text:style-name="P7">0.172</text:p>
          </table:table-cell>
          <table:table-cell table:style-name="Scontri.A2" office:value-type="string">
            <text:p text:style-name="P7">0.125</text:p>
          </table:table-cell>
          <table:table-cell table:style-name="Scontri.A2" office:value-type="string">
            <text:p text:style-name="P6">0.047</text:p>
          </table:table-cell>
          <table:table-cell table:style-name="Scontri.C2" office:value-type="string">
            <text:p text:style-name="P8">0.726</text:p>
          </table:table-cell>
        </table:table-row>
        <table:table-row table:style-name="Scontri.1">
          <table:table-cell table:style-name="Scontri.A3" office:value-type="string">
            <text:p text:style-name="P6">Armory</text:p>
          </table:table-cell>
          <table:table-cell table:style-name="Scontri.A3" office:value-type="string">
            <text:p text:style-name="P6">Entrance</text:p>
          </table:table-cell>
          <table:table-cell table:style-name="Scontri.C3" office:value-type="string">
            <text:p text:style-name="P6">3 soldier</text:p>
          </table:table-cell>
          <table:table-cell table:style-name="Scontri.A3" office:value-type="string">
            <text:p text:style-name="P6">9</text:p>
          </table:table-cell>
          <table:table-cell table:style-name="Scontri.C3" office:value-type="string">
            <text:p text:style-name="P6">24.57</text:p>
          </table:table-cell>
          <table:table-cell table:style-name="Scontri.A3" office:value-type="string">
            <text:p text:style-name="P7">0.255</text:p>
          </table:table-cell>
          <table:table-cell table:style-name="Scontri.A3" office:value-type="string">
            <text:p text:style-name="P7">0.057</text:p>
          </table:table-cell>
          <table:table-cell table:style-name="Scontri.A3" office:value-type="string">
            <text:p text:style-name="P6">0.198</text:p>
          </table:table-cell>
          <table:table-cell table:style-name="Scontri.C3" office:value-type="string">
            <text:p text:style-name="P8">0.223</text:p>
          </table:table-cell>
        </table:table-row>
        <table:table-row table:style-name="Scontri.1">
          <table:table-cell table:style-name="Scontri.A2" office:value-type="string">
            <text:p text:style-name="P6">Armory</text:p>
          </table:table-cell>
          <table:table-cell table:style-name="Scontri.A2" office:value-type="string">
            <text:p text:style-name="P6">Corridor</text:p>
          </table:table-cell>
          <table:table-cell table:style-name="Scontri.C2" office:value-type="string">
            <text:p text:style-name="P6">2 soldier</text:p>
          </table:table-cell>
          <table:table-cell table:style-name="Scontri.A2" office:value-type="string">
            <text:p text:style-name="P6">6</text:p>
          </table:table-cell>
          <table:table-cell table:style-name="Scontri.C2" office:value-type="string">
            <text:p text:style-name="P6">24.57</text:p>
          </table:table-cell>
          <table:table-cell table:style-name="Scontri.A2" office:value-type="string">
            <text:p text:style-name="P7">0.383</text:p>
          </table:table-cell>
          <table:table-cell table:style-name="Scontri.A2" office:value-type="string">
            <text:p text:style-name="P7">0.038</text:p>
          </table:table-cell>
          <table:table-cell table:style-name="Scontri.A2" office:value-type="string">
            <text:p text:style-name="P6">0.345</text:p>
          </table:table-cell>
          <table:table-cell table:style-name="Scontri.C2" office:value-type="string">
            <text:p text:style-name="P8">0.099</text:p>
          </table:table-cell>
        </table:table-row>
        <table:table-row table:style-name="Scontri.1">
          <table:table-cell table:style-name="Scontri.A3" office:value-type="string">
            <text:p text:style-name="P6">Armory</text:p>
          </table:table-cell>
          <table:table-cell table:style-name="Scontri.A3" office:value-type="string">
            <text:p text:style-name="P6">Forge</text:p>
          </table:table-cell>
          <table:table-cell table:style-name="Scontri.C3" office:value-type="string">
            <text:p text:style-name="P6">2 soldier</text:p>
          </table:table-cell>
          <table:table-cell table:style-name="Scontri.A3" office:value-type="string">
            <text:p text:style-name="P6">6</text:p>
          </table:table-cell>
          <table:table-cell table:style-name="Scontri.C3" office:value-type="string">
            <text:p text:style-name="P6">24.57</text:p>
          </table:table-cell>
          <table:table-cell table:style-name="Scontri.A3" office:value-type="string">
            <text:p text:style-name="P7">0.383 </text:p>
          </table:table-cell>
          <table:table-cell table:style-name="Scontri.A3" office:value-type="string">
            <text:p text:style-name="P7">0.038</text:p>
          </table:table-cell>
          <table:table-cell table:style-name="Scontri.A3" office:value-type="string">
            <text:p text:style-name="P6">0.345</text:p>
          </table:table-cell>
          <table:table-cell table:style-name="Scontri.C3" office:value-type="string">
            <text:p text:style-name="P8">0.099</text:p>
          </table:table-cell>
        </table:table-row>
        <table:table-row table:style-name="Scontri.1">
          <table:table-cell table:style-name="Scontri.A2" office:value-type="string">
            <text:p text:style-name="P6">Sewers</text:p>
          </table:table-cell>
          <table:table-cell table:style-name="Scontri.A2" office:value-type="string">
            <text:p text:style-name="P6">Rat’s nest</text:p>
          </table:table-cell>
          <table:table-cell table:style-name="Scontri.C2" office:value-type="string">
            <text:p text:style-name="P6">20 rats</text:p>
          </table:table-cell>
          <table:table-cell table:style-name="Scontri.A2" office:value-type="string">
            <text:p text:style-name="P6">31</text:p>
          </table:table-cell>
          <table:table-cell table:style-name="Scontri.C2" office:value-type="string">
            <text:p text:style-name="P6">23.35</text:p>
          </table:table-cell>
          <table:table-cell table:style-name="Scontri.A2" office:value-type="string">
            <text:p text:style-name="P7">0.083</text:p>
          </table:table-cell>
          <table:table-cell table:style-name="Scontri.A2" office:value-type="string">
            <text:p text:style-name="P7">0.198</text:p>
          </table:table-cell>
          <table:table-cell table:style-name="Scontri.A2" office:value-type="string">
            <text:p text:style-name="P6">-0.115</text:p>
          </table:table-cell>
          <table:table-cell table:style-name="Scontri.C2" office:value-type="string">
            <text:p text:style-name="P8">2.38</text:p>
          </table:table-cell>
        </table:table-row>
        <table:table-row table:style-name="Scontri.1">
          <table:table-cell table:style-name="Scontri.A3" office:value-type="string">
            <text:p text:style-name="P6">Sewers</text:p>
          </table:table-cell>
          <table:table-cell table:style-name="Scontri.A3" office:value-type="string">
            <text:p text:style-name="P6">Large basin</text:p>
          </table:table-cell>
          <table:table-cell table:style-name="Scontri.C3" office:value-type="string">
            <text:p text:style-name="P6">1 mud monster</text:p>
          </table:table-cell>
          <table:table-cell table:style-name="Scontri.A3" office:value-type="string">
            <text:p text:style-name="P6">34.2<text:note text:id="ftn6" text:note-class="footnote"><text:note-citation>6</text:note-citation><text:note-body><text:p text:style-name="Footnote">The mud monster tries to hit all the members of the team each turn (inflicts 6,84 to each). </text:p></text:note-body></text:note></text:p>
          </table:table-cell>
          <table:table-cell table:style-name="Scontri.C3" office:value-type="string">
            <text:p text:style-name="P6">24.57</text:p>
          </table:table-cell>
          <table:table-cell table:style-name="Scontri.A3" office:value-type="string">
            <text:p text:style-name="P7">0.245 </text:p>
          </table:table-cell>
          <table:table-cell table:style-name="Scontri.A3" office:value-type="string">
            <text:p text:style-name="P7">0.219</text:p>
          </table:table-cell>
          <table:table-cell table:style-name="Scontri.A3" office:value-type="string">
            <text:p text:style-name="P6">0.026</text:p>
          </table:table-cell>
          <table:table-cell table:style-name="Scontri.C3" office:value-type="string">
            <text:p text:style-name="P8">0.893</text:p>
          </table:table-cell>
        </table:table-row>
        <table:table-row table:style-name="Scontri.1">
          <table:table-cell table:style-name="Scontri.A2" office:value-type="string">
            <text:p text:style-name="P6">Prison</text:p>
          </table:table-cell>
          <table:table-cell table:style-name="Scontri.A2" office:value-type="string">
            <text:p text:style-name="P6">Entrance</text:p>
          </table:table-cell>
          <table:table-cell table:style-name="Scontri.C2" office:value-type="string">
            <text:p text:style-name="P6">1 soldier</text:p>
          </table:table-cell>
          <table:table-cell table:style-name="Scontri.A2" office:value-type="string">
            <text:p text:style-name="P6">3</text:p>
          </table:table-cell>
          <table:table-cell table:style-name="Scontri.C2" office:value-type="string">
            <text:p text:style-name="P6">24.57</text:p>
          </table:table-cell>
          <table:table-cell table:style-name="Scontri.A2" office:value-type="string">
            <text:p text:style-name="P7">0.767</text:p>
          </table:table-cell>
          <table:table-cell table:style-name="Scontri.A2" office:value-type="string">
            <text:p text:style-name="P7">0.019</text:p>
          </table:table-cell>
          <table:table-cell table:style-name="Scontri.A2" office:value-type="string">
            <text:p text:style-name="P6">0.748</text:p>
          </table:table-cell>
          <table:table-cell table:style-name="Scontri.C2" office:value-type="string">
            <text:p text:style-name="P8">0.024</text:p>
          </table:table-cell>
        </table:table-row>
        <table:table-row table:style-name="Scontri.1">
          <table:table-cell table:style-name="Scontri.A3" office:value-type="string">
            <text:p text:style-name="P6">Prison</text:p>
          </table:table-cell>
          <table:table-cell table:style-name="Scontri.A3" office:value-type="string">
            <text:p text:style-name="P6">Guard post 1</text:p>
          </table:table-cell>
          <table:table-cell table:style-name="Scontri.C3" office:value-type="string">
            <text:p text:style-name="P6">3 soldier, 1 mud spammer</text:p>
          </table:table-cell>
          <table:table-cell table:style-name="Scontri.A3" office:value-type="string">
            <text:p text:style-name="P6">12.35</text:p>
          </table:table-cell>
          <table:table-cell table:style-name="Scontri.C3" office:value-type="string">
            <text:p text:style-name="P6">24.57</text:p>
          </table:table-cell>
          <table:table-cell table:style-name="Scontri.A3" office:value-type="string">
            <text:p text:style-name="P7">0.195 </text:p>
          </table:table-cell>
          <table:table-cell table:style-name="Scontri.A3" office:value-type="string">
            <text:p text:style-name="P7">0.079</text:p>
          </table:table-cell>
          <table:table-cell table:style-name="Scontri.A3" office:value-type="string">
            <text:p text:style-name="P6">0.116 </text:p>
          </table:table-cell>
          <table:table-cell table:style-name="Scontri.C3" office:value-type="string">
            <text:p text:style-name="P8">0.405</text:p>
          </table:table-cell>
        </table:table-row>
        <table:table-row table:style-name="Scontri.1">
          <table:table-cell table:style-name="Scontri.A2" office:value-type="string">
            <text:p text:style-name="P6">Prison</text:p>
          </table:table-cell>
          <table:table-cell table:style-name="Scontri.A2" office:value-type="string">
            <text:p text:style-name="P6">Guard post 2</text:p>
          </table:table-cell>
          <table:table-cell table:style-name="Scontri.C2" office:value-type="string">
            <text:p text:style-name="P6">3 soldier, 1 mud spammer</text:p>
          </table:table-cell>
          <table:table-cell table:style-name="Scontri.A2" office:value-type="string">
            <text:p text:style-name="P6">12.35</text:p>
          </table:table-cell>
          <table:table-cell table:style-name="Scontri.C2" office:value-type="string">
            <text:p text:style-name="P6">24.57</text:p>
          </table:table-cell>
          <table:table-cell table:style-name="Scontri.A2" office:value-type="string">
            <text:p text:style-name="P7">0.195 </text:p>
          </table:table-cell>
          <table:table-cell table:style-name="Scontri.A2" office:value-type="string">
            <text:p text:style-name="P7">0.079</text:p>
          </table:table-cell>
          <table:table-cell table:style-name="Scontri.A2" office:value-type="string">
            <text:p text:style-name="P6">0.116</text:p>
          </table:table-cell>
          <table:table-cell table:style-name="Scontri.C2" office:value-type="string">
            <text:p text:style-name="P8">0.405</text:p>
          </table:table-cell>
        </table:table-row>
        <table:table-row table:style-name="Scontri.1">
          <table:table-cell table:style-name="Scontri.A3" office:value-type="string">
            <text:p text:style-name="P6">Prison</text:p>
          </table:table-cell>
          <table:table-cell table:style-name="Scontri.A3" office:value-type="string">
            <text:p text:style-name="P6">Guard post 3</text:p>
          </table:table-cell>
          <table:table-cell table:style-name="Scontri.C3" office:value-type="string">
            <text:p text:style-name="P6">4 soldier, 1 mud spammer</text:p>
          </table:table-cell>
          <table:table-cell table:style-name="Scontri.A3" office:value-type="string">
            <text:p text:style-name="P6">15.70</text:p>
          </table:table-cell>
          <table:table-cell table:style-name="Scontri.C3" office:value-type="string">
            <text:p text:style-name="P6">24.57</text:p>
          </table:table-cell>
          <table:table-cell table:style-name="Scontri.A3" office:value-type="string">
            <text:p text:style-name="P7">0.155</text:p>
          </table:table-cell>
          <table:table-cell table:style-name="Scontri.A3" office:value-type="string">
            <text:p text:style-name="P7">0.100</text:p>
          </table:table-cell>
          <table:table-cell table:style-name="Scontri.A3" office:value-type="string">
            <text:p text:style-name="P6">0.055</text:p>
          </table:table-cell>
          <table:table-cell table:style-name="Scontri.C3" office:value-type="string">
            <text:p text:style-name="P8">0.645</text:p>
          </table:table-cell>
        </table:table-row>
        <table:table-row table:style-name="Scontri.1">
          <table:table-cell table:style-name="Scontri.A2" office:value-type="string">
            <text:p text:style-name="P6">Prison</text:p>
          </table:table-cell>
          <table:table-cell table:style-name="Scontri.A2" office:value-type="string">
            <text:p text:style-name="P6">Torture chamber</text:p>
          </table:table-cell>
          <table:table-cell table:style-name="Scontri.C2" office:value-type="string">
            <text:p text:style-name="P6">2 soldier</text:p>
          </table:table-cell>
          <table:table-cell table:style-name="Scontri.A2" office:value-type="string">
            <text:p text:style-name="P6">6</text:p>
          </table:table-cell>
          <table:table-cell table:style-name="Scontri.C2" office:value-type="string">
            <text:p text:style-name="P6">24.57</text:p>
          </table:table-cell>
          <table:table-cell table:style-name="Scontri.A2" office:value-type="string">
            <text:p text:style-name="P7">0.383</text:p>
          </table:table-cell>
          <table:table-cell table:style-name="Scontri.A2" office:value-type="string">
            <text:p text:style-name="P7">0.038 </text:p>
          </table:table-cell>
          <table:table-cell table:style-name="Scontri.A2" office:value-type="string">
            <text:p text:style-name="P6">0.345</text:p>
          </table:table-cell>
          <table:table-cell table:style-name="Scontri.C2" office:value-type="string">
            <text:p text:style-name="P8">0.099</text:p>
          </table:table-cell>
        </table:table-row>
        <table:table-row table:style-name="Scontri.1">
          <table:table-cell table:style-name="Scontri.A3" office:value-type="string">
            <text:p text:style-name="P6">Castle</text:p>
          </table:table-cell>
          <table:table-cell table:style-name="Scontri.A3" office:value-type="string">
            <text:p text:style-name="P6">Room 3 right</text:p>
          </table:table-cell>
          <table:table-cell table:style-name="Scontri.C3" office:value-type="string">
            <text:p text:style-name="P6">1 soldier</text:p>
          </table:table-cell>
          <table:table-cell table:style-name="Scontri.A3" office:value-type="string">
            <text:p text:style-name="P6">3</text:p>
          </table:table-cell>
          <table:table-cell table:style-name="Scontri.C3" office:value-type="string">
            <text:p text:style-name="P6">24.57</text:p>
          </table:table-cell>
          <table:table-cell table:style-name="Scontri.A3" office:value-type="string">
            <text:p text:style-name="P7">0.766</text:p>
          </table:table-cell>
          <table:table-cell table:style-name="Scontri.A3" office:value-type="string">
            <text:p text:style-name="P7">0.019</text:p>
          </table:table-cell>
          <table:table-cell table:style-name="Scontri.A3" office:value-type="string">
            <text:p text:style-name="P6">0.747</text:p>
          </table:table-cell>
          <table:table-cell table:style-name="Scontri.C3" office:value-type="string">
            <text:p text:style-name="P8">0.024</text:p>
          </table:table-cell>
        </table:table-row>
        <table:table-row table:style-name="Scontri.1">
          <table:table-cell table:style-name="Scontri.A2" office:value-type="string">
            <text:p text:style-name="P6">Castle</text:p>
          </table:table-cell>
          <table:table-cell table:style-name="Scontri.A2" office:value-type="string">
            <text:p text:style-name="P6">Room 3 left</text:p>
          </table:table-cell>
          <table:table-cell table:style-name="Scontri.C2" office:value-type="string">
            <text:p text:style-name="P6">2 mud spammer</text:p>
          </table:table-cell>
          <table:table-cell table:style-name="Scontri.A2" office:value-type="string">
            <text:p text:style-name="P6">6.70</text:p>
          </table:table-cell>
          <table:table-cell table:style-name="Scontri.C2" office:value-type="string">
            <text:p text:style-name="P6">24.57</text:p>
          </table:table-cell>
          <table:table-cell table:style-name="Scontri.A2" office:value-type="string">
            <text:p text:style-name="P7">0.409</text:p>
          </table:table-cell>
          <table:table-cell table:style-name="Scontri.A2" office:value-type="string">
            <text:p text:style-name="P7">0.042</text:p>
          </table:table-cell>
          <table:table-cell table:style-name="Scontri.A2" office:value-type="string">
            <text:p text:style-name="P6">0.367</text:p>
          </table:table-cell>
          <table:table-cell table:style-name="Scontri.C2" office:value-type="string">
            <text:p text:style-name="P8">0.102</text:p>
          </table:table-cell>
        </table:table-row>
        <table:table-row table:style-name="Scontri.1">
          <table:table-cell table:style-name="Scontri.A3" office:value-type="string">
            <text:p text:style-name="P6">Castle</text:p>
          </table:table-cell>
          <table:table-cell table:style-name="Scontri.A3" office:value-type="string">
            <text:p text:style-name="P6">Room 8</text:p>
          </table:table-cell>
          <table:table-cell table:style-name="Scontri.C3" office:value-type="string">
            <text:p text:style-name="P6">4 soldier</text:p>
          </table:table-cell>
          <table:table-cell table:style-name="Scontri.A3" office:value-type="string">
            <text:p text:style-name="P6">12</text:p>
          </table:table-cell>
          <table:table-cell table:style-name="Scontri.C3" office:value-type="string">
            <text:p text:style-name="P6">24.57</text:p>
          </table:table-cell>
          <table:table-cell table:style-name="Scontri.A3" office:value-type="string">
            <text:p text:style-name="P7">0.191</text:p>
          </table:table-cell>
          <table:table-cell table:style-name="Scontri.A3" office:value-type="string">
            <text:p text:style-name="P7">0.076</text:p>
          </table:table-cell>
          <table:table-cell table:style-name="Scontri.A3" office:value-type="string">
            <text:p text:style-name="P6">0.115</text:p>
          </table:table-cell>
          <table:table-cell table:style-name="Scontri.C3" office:value-type="string">
            <text:p text:style-name="P8">0.397</text:p>
          </table:table-cell>
        </table:table-row>
        <table:table-row table:style-name="Scontri.1">
          <table:table-cell table:style-name="Scontri.A2" office:value-type="string">
            <text:p text:style-name="P6">Castle</text:p>
          </table:table-cell>
          <table:table-cell table:style-name="Scontri.A2" office:value-type="string">
            <text:p text:style-name="P6">Room 9</text:p>
          </table:table-cell>
          <table:table-cell table:style-name="Scontri.C2" office:value-type="string">
            <text:p text:style-name="P6">1 mud spammer</text:p>
          </table:table-cell>
          <table:table-cell table:style-name="Scontri.A2" office:value-type="string">
            <text:p text:style-name="P6">3.35</text:p>
          </table:table-cell>
          <table:table-cell table:style-name="Scontri.C2" office:value-type="string">
            <text:p text:style-name="P6">24.57</text:p>
          </table:table-cell>
          <table:table-cell table:style-name="Scontri.A2" office:value-type="string">
            <text:p text:style-name="P7">0.819</text:p>
          </table:table-cell>
          <table:table-cell table:style-name="Scontri.A2" office:value-type="string">
            <text:p text:style-name="P7">0.021</text:p>
          </table:table-cell>
          <table:table-cell table:style-name="Scontri.A2" office:value-type="string">
            <text:p text:style-name="P6">0.798</text:p>
          </table:table-cell>
          <table:table-cell table:style-name="Scontri.C2" office:value-type="string">
            <text:p text:style-name="P8">0.025</text:p>
          </table:table-cell>
        </table:table-row>
        <table:table-row table:style-name="Scontri.1">
          <table:table-cell table:style-name="Scontri.A3" office:value-type="string">
            <text:p text:style-name="P6">Castle</text:p>
          </table:table-cell>
          <table:table-cell table:style-name="Scontri.A3" office:value-type="string">
            <text:p text:style-name="P6">Room 17</text:p>
          </table:table-cell>
          <table:table-cell table:style-name="Scontri.C3" office:value-type="string">
            <text:p text:style-name="P6">1 soldier, 1 mud spammer</text:p>
          </table:table-cell>
          <table:table-cell table:style-name="Scontri.A3" office:value-type="string">
            <text:p text:style-name="P6">6.35</text:p>
          </table:table-cell>
          <table:table-cell table:style-name="Scontri.C3" office:value-type="string">
            <text:p text:style-name="P6">24.57</text:p>
          </table:table-cell>
          <table:table-cell table:style-name="Scontri.A3" office:value-type="string">
            <text:p text:style-name="P7">0.396</text:p>
          </table:table-cell>
          <table:table-cell table:style-name="Scontri.A3" office:value-type="string">
            <text:p text:style-name="P7">0.040</text:p>
          </table:table-cell>
          <table:table-cell table:style-name="Scontri.A3" office:value-type="string">
            <text:p text:style-name="P6">0.356</text:p>
          </table:table-cell>
          <table:table-cell table:style-name="Scontri.C3" office:value-type="string">
            <text:p text:style-name="P8">0.101</text:p>
          </table:table-cell>
        </table:table-row>
        <table:table-row table:style-name="Scontri.1">
          <table:table-cell table:style-name="Scontri.A2" office:value-type="string">
            <text:p text:style-name="P6">Castle</text:p>
          </table:table-cell>
          <table:table-cell table:style-name="Scontri.A2" office:value-type="string">
            <text:p text:style-name="P6">Room 15</text:p>
          </table:table-cell>
          <table:table-cell table:style-name="Scontri.C2" office:value-type="string">
            <text:p text:style-name="P6">2 soldier, 2 mud spammer</text:p>
          </table:table-cell>
          <table:table-cell table:style-name="Scontri.A2" office:value-type="string">
            <text:p text:style-name="P6">12.70</text:p>
          </table:table-cell>
          <table:table-cell table:style-name="Scontri.C2" office:value-type="string">
            <text:p text:style-name="P6">24.57</text:p>
          </table:table-cell>
          <table:table-cell table:style-name="Scontri.A2" office:value-type="string">
            <text:p text:style-name="P7">0.198</text:p>
          </table:table-cell>
          <table:table-cell table:style-name="Scontri.A2" office:value-type="string">
            <text:p text:style-name="P7">0.081</text:p>
          </table:table-cell>
          <table:table-cell table:style-name="Scontri.A2" office:value-type="string">
            <text:p text:style-name="P6">0.117</text:p>
          </table:table-cell>
          <table:table-cell table:style-name="Scontri.C2" office:value-type="string">
            <text:p text:style-name="P8">0.409</text:p>
          </table:table-cell>
        </table:table-row>
        <table:table-row table:style-name="Scontri.1">
          <table:table-cell table:style-name="Scontri.A3" office:value-type="string">
            <text:p text:style-name="P6">Castle</text:p>
          </table:table-cell>
          <table:table-cell table:style-name="Scontri.A3" office:value-type="string">
            <text:p text:style-name="P6">Room 13</text:p>
          </table:table-cell>
          <table:table-cell table:style-name="Scontri.C3" office:value-type="string">
            <text:p text:style-name="P6">2 soldier, 1 mud spammer</text:p>
          </table:table-cell>
          <table:table-cell table:style-name="Scontri.A3" office:value-type="string">
            <text:p text:style-name="P6">6.35</text:p>
          </table:table-cell>
          <table:table-cell table:style-name="Scontri.C3" office:value-type="string">
            <text:p text:style-name="P6">24.57</text:p>
          </table:table-cell>
          <table:table-cell table:style-name="Scontri.A3" office:value-type="string">
            <text:p text:style-name="P7">0.261</text:p>
          </table:table-cell>
          <table:table-cell table:style-name="Scontri.A3" office:value-type="string">
            <text:p text:style-name="P7">0.040</text:p>
          </table:table-cell>
          <table:table-cell table:style-name="Scontri.A3" office:value-type="string">
            <text:p text:style-name="P6">0.221</text:p>
          </table:table-cell>
          <table:table-cell table:style-name="Scontri.C3" office:value-type="string">
            <text:p text:style-name="P8">0.154</text:p>
          </table:table-cell>
        </table:table-row>
        <table:table-row table:style-name="Scontri.1">
          <table:table-cell table:style-name="Scontri.A2" office:value-type="string">
            <text:p text:style-name="P6">Castle</text:p>
          </table:table-cell>
          <table:table-cell table:style-name="Scontri.A2" office:value-type="string">
            <text:p text:style-name="P6">Room 16</text:p>
          </table:table-cell>
          <table:table-cell table:style-name="Scontri.C2" office:value-type="string">
            <text:p text:style-name="P6">6 elite soldier</text:p>
          </table:table-cell>
          <table:table-cell table:style-name="Scontri.A2" office:value-type="string">
            <text:p text:style-name="P6">30.6</text:p>
          </table:table-cell>
          <table:table-cell table:style-name="Scontri.C2" office:value-type="string">
            <text:p text:style-name="P6">24.57</text:p>
          </table:table-cell>
          <table:table-cell table:style-name="Scontri.A2" office:value-type="string">
            <text:p text:style-name="P7">0.102</text:p>
          </table:table-cell>
          <table:table-cell table:style-name="Scontri.A2" office:value-type="string">
            <text:p text:style-name="P7">0.196</text:p>
          </table:table-cell>
          <table:table-cell table:style-name="Scontri.A2" office:value-type="string">
            <text:p text:style-name="P6">-0.094</text:p>
          </table:table-cell>
          <table:table-cell table:style-name="Scontri.C2" office:value-type="string">
            <text:p text:style-name="P8">1.921</text:p>
          </table:table-cell>
        </table:table-row>
      </table:table>
      <text:p text:style-name="Standard"/>
      <text:h text:style-name="P14" text:outline-level="3"/>
      <text:h text:style-name="P15" text:outline-level="2">Strategy</text:h>
      <text:p text:style-name="Text_20_body">Sophie, Calcifer and Markl at level 5 have acquired powerful area spells, such as the fireball. This spell allows you to quickly resolve clashes with many enemies in tight spaces, but consumes a lot of MPs, forcing the player to use it wisely.</text:p>
      <text:p text:style-name="Standard">In the nest of rats in the sewers, the rats have a saving throw of 13 on the spells, and are distributed so that they can be hit by 1 to 8 at the same time, suppose it hits an average of 4.5. This means that a level 5 fireball can inflict:</text:p>
      <text:p text:style-name="Standard"><draw:frame draw:style-name="fr1" draw:name="Oggetto2" text:anchor-type="as-char" svg:y="-0.66cm" svg:width="13.725cm" svg:height="1.039cm" draw:z-index="4"><draw:object xlink:href="./Object 2" xlink:type="simple" xlink:show="embed" xlink:actuate="onLoad"/><draw:image xlink:href="./ObjectReplacements/Object 2" xlink:type="simple" xlink:show="embed" xlink:actuate="onLoad"/></draw:frame></text:p>
      <text:p text:style-name="Standard">By inflicting 14.375 per rat we can say that the average damage of a fireballs kills any rat <text:span text:style-name="T8">it</text:span> target<text:span text:style-name="T8">s</text:span>. 4 fireballs could solve the most challenging match of the level. <text:span text:style-name="T8">U</text:span>sing the <text:span text:style-name="T8">average</text:span> attack the team would be so disadvantaged to be defeated twice! <text:span text:style-name="T8">(HPloss = 2.38)</text:span></text:p>
      <text:p text:style-name="Standard">In clashes like the one with the Mud monster, each team member is targeted at the same time by the physical attack or magic of a single enemy. In these cases, the saving spells on the spells of the characters, based on their level (5/6), are 15/12 for the magic users and 14 for the fighters. Physical attack damage is 34.2 on average based on the team’s CA and thac0 on the Mud monster, which attacks the party with a d12. Its strongest attack is mud-spamming magic (1d20) which inflicts the following damage to a level 5 team:</text:p>
      <text:p text:style-name="Standard"><draw:frame draw:style-name="fr1" draw:name="Oggetto3" text:anchor-type="as-char" svg:y="-0.66cm" svg:width="18.288cm" svg:height="1.037cm" draw:z-index="5"><draw:object xlink:href="./Object 3" xlink:type="simple" xlink:show="embed" xlink:actuate="onLoad"/><draw:image xlink:href="./ObjectReplacements/Object 3" xlink:type="simple" xlink:show="embed" xlink:actuate="onLoad"/></draw:frame><text:s/>to the magic users + 17.85 to the fighters, 44.312 total.</text:p>
      <text:p text:style-name="Standard">In some clashes, like the final one in the castle with the six elite soldiers, it is possible that the damage is focused on a single weak character. This could rapidly lead to his defeat. In just one turn, with the rest of the team healthy, you can completely restore the health of any character just defeated: 1 phoenix tail, 2 healing potions and a cure magic are 3d10 + 3 + 5d6 + 5 = 19.5 + 22.5 = 42 Hps.</text:p>
      <text:p text:style-name="Standard">In the statistics it is estimated that Sophie attacks 75% of the rounds, Markl the 60 and the Wow the 40%, this because they know powerful defensive spells, or they have to save the mana or use a p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am7Gray.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2"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8"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9"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0"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3"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4"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16" style:family="paragraph">
      <style:paragraph-properties fo:text-align="justify" style:justify-single-word="false"/>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lcolo" style:family="paragraph" style:parent-style-name="Standard" style:master-page-name="">
      <style:paragraph-properties fo:text-align="start" style:justify-single-word="false" fo:hyphenation-ladder-count="no-limit" style:page-number="auto"/>
      <style:text-properties fo:color="#000840" fo:hyphenate="false" fo:hyphenation-remain-char-count="2" fo:hyphenation-push-char-count="2"/>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Fights pre-analysi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ghts outcomes</dc:title>
    <dc:date>2019-01-22T16:54:59.073000000</dc:date>
    <meta:editing-duration>PT9H17M51S</meta:editing-duration>
    <meta:editing-cycles>191</meta:editing-cycles>
    <meta:generator>LibreOffice/6.1.2.1$Windows_X86_64 LibreOffice_project/65905a128db06ba48db947242809d14d3f9a93fe</meta:generator>
    <dc:creator>Michele Maione</dc:creator>
    <meta:document-statistic meta:table-count="4" meta:image-count="0" meta:object-count="6" meta:page-count="3" meta:paragraph-count="335" meta:word-count="1154" meta:character-count="5857" meta:non-whitespace-character-count="5025"/>
    <meta:template xlink:type="simple" xlink:actuate="onRequest" xlink:title="" xlink:href="../MasterGameDesignDocument.odm" meta:date="2018-12-29T17:17:59.410000000"/>
  </office:meta>
</office:document-meta>
</file>

<file path=Object 1/content.xml><?xml version="1.0" encoding="utf-8"?>
<math xmlns="http://www.w3.org/1998/Math/MathML" display="block">
  <semantics>
    <mrow>
      <mi>d</mi>
      <mo stretchy="false">=</mo>
      <mfrac>
        <mn>1</mn>
        <mfrac>
          <mrow>
            <mi mathvariant="italic">DPT</mi>
            <mrow>
              <mo fence="true" stretchy="false">(</mo>
              <mrow>
                <mrow>
                  <mi mathvariant="italic">Team</mi>
                  <mi>,</mi>
                  <mi mathvariant="italic">Enemies</mi>
                </mrow>
              </mrow>
              <mo fence="true" stretchy="false">)</mo>
            </mrow>
          </mrow>
          <msub>
            <mi mathvariant="italic">HP</mi>
            <mi mathvariant="italic">enemies</mi>
          </msub>
        </mfrac>
      </mfrac>
    </mrow>
    <annotation encoding="StarMath 5.0">d=1 over {{DPT(Team,Enemies)}over HP_enemies}</annotation>
  </semantics>
</math>
</file>

<file path=Object 2/content.xml><?xml version="1.0" encoding="utf-8"?>
<math xmlns="http://www.w3.org/1998/Math/MathML">
  <semantics>
    <mrow>
      <mrow>
        <mo stretchy="false">(</mo>
        <mrow>
          <mrow>
            <mrow>
              <mfrac>
                <mrow>
                  <mn>3.5</mn>
                  <mi>×</mi>
                  <mn>5</mn>
                  <mi>×</mi>
                  <mi>P</mi>
                  <mrow>
                    <mo stretchy="false">(</mo>
                    <mrow>
                      <mrow>
                        <mn>1d20</mn>
                        <mo stretchy="false">&gt;</mo>
                        <mn>13</mn>
                      </mrow>
                    </mrow>
                    <mo stretchy="false">)</mo>
                  </mrow>
                </mrow>
                <mn>2</mn>
              </mfrac>
              <mo stretchy="false">+</mo>
              <mn>3.5</mn>
            </mrow>
            <mi>×</mi>
            <mn>5</mn>
            <mi>×</mi>
            <mi>P</mi>
            <mrow>
              <mo stretchy="false">(</mo>
              <mrow>
                <mrow>
                  <mn>1d20</mn>
                  <mo stretchy="false">&lt;</mo>
                  <mn>13</mn>
                </mrow>
              </mrow>
              <mo stretchy="false">)</mo>
            </mrow>
          </mrow>
        </mrow>
        <mo stretchy="false">)</mo>
      </mrow>
      <mi>×</mi>
      <mrow>
        <mn>4.5</mn>
        <mo stretchy="false">=</mo>
        <mrow>
          <mo stretchy="false">(</mo>
          <mrow>
            <mrow>
              <mrow>
                <mn>3</mn>
                <mo stretchy="false">+</mo>
                <mn>11.375</mn>
              </mrow>
            </mrow>
          </mrow>
          <mo stretchy="false">)</mo>
        </mrow>
      </mrow>
      <mi>×</mi>
      <mrow>
        <mn>4.5</mn>
        <mo stretchy="false">=</mo>
        <mn>64.68</mn>
      </mrow>
    </mrow>
    <annotation encoding="StarMath 5.0">({{3.5 × 5 × P(1d20 &gt; 13) }over 2 + 3.5 × 5 × P(1d20 &lt; 13) } )× 4.5 = ({3 + 11.375}) × 4.5 = 64.68</annotation>
  </semantics>
</math>
</file>

<file path=Object 3/content.xml><?xml version="1.0" encoding="utf-8"?>
<math xmlns="http://www.w3.org/1998/Math/MathML" display="block">
  <semantics>
    <mrow>
      <mrow>
        <mrow>
          <mrow>
            <mo fence="true" stretchy="false">(</mo>
            <mrow>
              <mrow>
                <mrow>
                  <mfrac>
                    <mrow>
                      <mn>10.5</mn>
                      <mi>×</mi>
                      <mi>P</mi>
                      <mrow>
                        <mo fence="true" stretchy="false">(</mo>
                        <mrow>
                          <mrow>
                            <mn>1</mn>
                            <mi>d</mi>
                            <mn>20</mn>
                            <mi>≥</mi>
                            <mn>15</mn>
                          </mrow>
                        </mrow>
                        <mo fence="true" stretchy="false">)</mo>
                      </mrow>
                    </mrow>
                    <mn>2</mn>
                  </mfrac>
                  <mo stretchy="false">+</mo>
                  <mn>10.5</mn>
                </mrow>
                <mi>×</mi>
                <mi>P</mi>
                <mrow>
                  <mo fence="true" stretchy="false">(</mo>
                  <mrow>
                    <mrow>
                      <mn>1</mn>
                      <mi>d</mi>
                      <mrow>
                        <mn>20</mn>
                        <mo stretchy="false">&lt;</mo>
                        <mn>15</mn>
                      </mrow>
                    </mrow>
                  </mrow>
                  <mo fence="true" stretchy="false">)</mo>
                </mrow>
              </mrow>
            </mrow>
            <mo fence="true" stretchy="false">)</mo>
          </mrow>
          <mi>×</mi>
          <mn>3</mn>
        </mrow>
        <mo stretchy="false">+</mo>
        <mrow>
          <mrow>
            <mo fence="true" stretchy="false">(</mo>
            <mrow>
              <mrow>
                <mrow>
                  <mfrac>
                    <mrow>
                      <mn>10.5</mn>
                      <mi>×</mi>
                      <mi>P</mi>
                      <mrow>
                        <mo fence="true" stretchy="false">(</mo>
                        <mrow>
                          <mrow>
                            <mn>1</mn>
                            <mi>d</mi>
                            <mn>20</mn>
                            <mi>≥</mi>
                            <mn>14</mn>
                          </mrow>
                        </mrow>
                        <mo fence="true" stretchy="false">)</mo>
                      </mrow>
                    </mrow>
                    <mn>2</mn>
                  </mfrac>
                  <mo stretchy="false">+</mo>
                  <mn>10.5</mn>
                </mrow>
                <mi>×</mi>
                <mi>P</mi>
                <mrow>
                  <mo fence="true" stretchy="false">(</mo>
                  <mrow>
                    <mrow>
                      <mn>1</mn>
                      <mi>d</mi>
                      <mrow>
                        <mn>20</mn>
                        <mo stretchy="false">&lt;</mo>
                        <mn>14</mn>
                      </mrow>
                    </mrow>
                  </mrow>
                  <mo fence="true" stretchy="false">)</mo>
                </mrow>
              </mrow>
            </mrow>
            <mo fence="true" stretchy="false">)</mo>
          </mrow>
          <mo stretchy="false">×</mo>
          <mn>2</mn>
        </mrow>
      </mrow>
      <mo stretchy="false">=</mo>
      <mn>26.562</mn>
    </mrow>
    <annotation encoding="StarMath 5.0">{({10.5 × P(1d20 ≥  15)} over 2 + 10.5 × P(1d20 &lt; 15)) × 3} + ({10.5 × P(1d20 ≥  14)} over 2 + 10.5 × P(1d20 &lt; 14)) times 2   = 26.562</annotation>
  </semantics>
</math>
</file>

<file path=Object 4/content.xml><?xml version="1.0" encoding="utf-8"?>
<math xmlns="http://www.w3.org/1998/Math/MathML" display="block">
  <semantics>
    <mrow>
      <mi mathvariant="italic">DPT</mi>
      <mrow>
        <mrow>
          <mo fence="true" stretchy="false">(</mo>
          <mrow>
            <mrow>
              <mi mathvariant="italic">Team</mi>
              <mn>1</mn>
              <mi>,</mi>
              <mi mathvariant="italic">Team</mi>
              <mn>2</mn>
            </mrow>
          </mrow>
          <mo fence="true" stretchy="false">)</mo>
        </mrow>
        <mo stretchy="false">=</mo>
        <mrow>
          <munderover>
            <mo stretchy="false">∑</mo>
            <mrow>
              <mi>i</mi>
              <mo stretchy="false">=</mo>
              <mn>1</mn>
            </mrow>
            <mi>k</mi>
          </munderover>
          <mrow>
            <mo fence="true" stretchy="false">(</mo>
            <mrow>
              <mrow>
                <mi>E</mi>
                <mrow>
                  <mrow>
                    <mo fence="true" stretchy="false">[</mo>
                    <mrow>
                      <msub>
                        <mi mathvariant="italic">Dmg</mi>
                        <mi>i</mi>
                      </msub>
                    </mrow>
                    <mo fence="true" stretchy="false">]</mo>
                  </mrow>
                  <mo stretchy="false">⋅</mo>
                  <mfrac>
                    <mn>1</mn>
                    <mi>h</mi>
                  </mfrac>
                </mrow>
                <mrow>
                  <munderover>
                    <mo stretchy="false">∑</mo>
                    <mrow>
                      <mi>j</mi>
                      <mo stretchy="false">=</mo>
                      <mn>1</mn>
                    </mrow>
                    <mi>h</mi>
                  </munderover>
                  <mrow>
                    <mi>P</mi>
                    <mrow>
                      <mo fence="true" stretchy="false">(</mo>
                      <mrow>
                        <mrow>
                          <mn>1</mn>
                          <mi>d</mi>
                          <mrow>
                            <mn>20</mn>
                            <mo stretchy="false">&gt;</mo>
                            <mi mathvariant="italic">THAC</mi>
                          </mrow>
                          <mrow>
                            <msub>
                              <mn>0</mn>
                              <mi>i</mi>
                            </msub>
                            <mo stretchy="false">−</mo>
                            <msub>
                              <mi mathvariant="italic">CA</mi>
                              <mi>j</mi>
                            </msub>
                          </mrow>
                        </mrow>
                      </mrow>
                      <mo fence="true" stretchy="false">)</mo>
                    </mrow>
                  </mrow>
                </mrow>
              </mrow>
            </mrow>
            <mo fence="true" stretchy="false">)</mo>
          </mrow>
        </mrow>
      </mrow>
    </mrow>
    <annotation encoding="StarMath 5.0">DPT ( Team1,Team2) = sum from { { i = 1 } } to { k } {(E[Dmg_{i}]  cdot {1 over h} sum from { { j = 1 } } to { h }{P(1d20&gt;THAC0_{i}-CA_{j}) })}</annotation>
  </semantics>
</math>
</file>

<file path=Object 5/content.xml><?xml version="1.0" encoding="utf-8"?>
<math xmlns="http://www.w3.org/1998/Math/MathML" display="block">
  <semantics>
    <mrow>
      <mfrac>
        <mrow>
          <mi mathvariant="italic">DPT</mi>
          <mrow>
            <mo fence="true" stretchy="false">(</mo>
            <mrow>
              <mrow>
                <mi mathvariant="italic">Team</mi>
                <mi>,</mi>
                <mi mathvariant="italic">Enemies</mi>
              </mrow>
            </mrow>
            <mo fence="true" stretchy="false">)</mo>
          </mrow>
        </mrow>
        <msub>
          <mi mathvariant="italic">HP</mi>
          <mi mathvariant="italic">enemies</mi>
        </msub>
      </mfrac>
      <mo stretchy="false">−</mo>
      <mfrac>
        <mrow>
          <mi mathvariant="italic">DPT</mi>
          <mrow>
            <mo fence="true" stretchy="false">(</mo>
            <mrow>
              <mrow>
                <mi mathvariant="italic">Enemies</mi>
                <mi>,</mi>
                <mi mathvariant="italic">Team</mi>
              </mrow>
            </mrow>
            <mo fence="true" stretchy="false">)</mo>
          </mrow>
        </mrow>
        <msub>
          <mi mathvariant="italic">HP</mi>
          <mi mathvariant="italic">Team</mi>
        </msub>
      </mfrac>
    </mrow>
    <annotation encoding="StarMath 5.0">{DPT( Team , Enemies )} over HP_{ enemies }-{DPT( Enemies , Team )} over HP_{ Team }</annotation>
  </semantics>
</math>
</file>

<file path=Object 6/content.xml><?xml version="1.0" encoding="utf-8"?>
<math xmlns="http://www.w3.org/1998/Math/MathML" display="block">
  <semantics>
    <mfrac>
      <mrow>
        <mrow>
          <mn>.</mn>
          <mo stretchy="false">&lt;</mo>
          <mn>0</mn>
        </mrow>
        <mi mathvariant="italic">the</mi>
        <mi mathvariant="italic">team</mi>
        <mi mathvariant="italic">is</mi>
        <mi mathvariant="italic">at</mi>
        <mi>a</mi>
        <mi mathvariant="italic">disadvantage</mi>
      </mrow>
      <mrow>
        <mrow>
          <mn>.</mn>
          <mo stretchy="false">&gt;</mo>
          <mn>0</mn>
        </mrow>
        <mi mathvariant="italic">the</mi>
        <mi mathvariant="italic">team</mi>
        <mi mathvariant="italic">have</mi>
        <mi mathvariant="italic">the</mi>
        <mi mathvariant="italic">advantage</mi>
      </mrow>
    </mfrac>
    <annotation encoding="StarMath 5.0"> { .&lt;  0 the team is at a disadvantage} over{ .&gt;  0 the team have the advantage }</annotation>
  </semantics>
</math>
</file>